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thPredicate.DepthPredicate(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thPredicate.evaluate( Object it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thPredicate.matches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